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宋体" svg:font-family="宋体"/>
    <style:font-face style:name="Calibri" svg:font-family="Calibri" style:font-family-generic="swiss"/>
    <style:font-face style:name="Noto Sans CJK SC Regular" svg:font-family="'Noto Sans CJK SC Regular'" style:font-family-generic="swiss"/>
    <style:font-face style:name="Noto Sans CJK SC Regular2" svg:font-family="'Noto Sans CJK SC Regular'" style:font-pitch="variable"/>
    <style:font-face style:name="TeX Gyre Heros" svg:font-family="'TeX Gyre Hero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Noto Sans CJK SC Regular1" svg:font-family="'Noto Sans CJK SC Regular'" style:font-family-generic="system" style:font-pitch="variable"/>
  </office:font-face-decls>
  <office:automatic-styles>
    <style:style style:name="表格1" style:family="table">
      <style:table-properties style:width="15.032cm" fo:margin-left="-0.191cm" table:align="left" style:writing-mode="lr-tb"/>
    </style:style>
    <style:style style:name="表格1.A" style:family="table-column">
      <style:table-column-properties style:column-width="15.032cm"/>
    </style:style>
    <style:style style:name="表格1.1" style:family="table-row">
      <style:table-row-properties style:row-height="0.161cm" fo:keep-together="auto"/>
    </style:style>
    <style:style style:name="表格1.A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P1" style:family="paragraph" style:parent-style-name="Standard">
      <style:paragraph-properties style:snap-to-layout-grid="false"/>
      <style:text-properties style:text-position="0% 100%" style:font-name="Liberation Serif" fo:font-size="1pt" fo:language="en" fo:country="US" style:font-size-asian="1pt" style:language-asian="zh" style:country-asian="CN" style:font-size-complex="3pt"/>
    </style:style>
    <style:style style:name="P2" style:family="paragraph" style:parent-style-name="Standard">
      <style:text-properties style:font-name="Liberation Serif" fo:font-size="8pt" fo:language="en" fo:country="US" style:font-size-asian="8pt" style:language-asian="zh" style:country-asian="CN" style:font-size-complex="10pt"/>
    </style:style>
    <style:style style:name="P3" style:family="paragraph" style:parent-style-name="Standard">
      <style:text-properties style:font-name="Liberation Serif" fo:font-size="12pt" style:font-size-asian="12pt" style:font-size-complex="12pt"/>
    </style:style>
    <style:style style:name="P4" style:family="paragraph" style:parent-style-name="Standard">
      <style:text-properties style:font-name="Liberation Serif" fo:font-size="12pt" fo:language="en" fo:country="US" style:font-size-asian="12pt" style:language-asian="zh" style:country-asian="CN" style:font-size-complex="12pt"/>
    </style:style>
    <style:style style:name="P5" style:family="paragraph" style:parent-style-name="Standard">
      <style:text-properties style:font-name="Liberation Serif" fo:font-size="12pt" fo:language="en" fo:country="US" officeooo:paragraph-rsid="0019a35e" style:font-size-asian="12pt" style:language-asian="zh" style:country-asian="CN" style:font-size-complex="12pt"/>
    </style:style>
    <style:style style:name="P6" style:family="paragraph" style:parent-style-name="Standard">
      <style:text-properties style:font-name="Liberation Serif" fo:font-size="12pt" fo:language="en" fo:country="US" style:font-size-asian="12pt" style:language-asian="zh" style:country-asian="CN" style:font-size-complex="12pt"/>
    </style:style>
    <style:style style:name="P7" style:family="paragraph" style:parent-style-name="Standard">
      <style:paragraph-properties fo:margin-left="0cm" fo:margin-right="0cm" fo:line-height="0.353cm" fo:text-align="justify" style:justify-single-word="false" fo:keep-together="auto" fo:orphans="0" fo:widows="0" fo:text-indent="0cm" style:auto-text-indent="false" fo:break-before="auto" fo:break-after="auto" fo:keep-with-next="auto" style:text-autospace="ideograph-alpha" style:punctuation-wrap="hanging" style:line-break="strict" style:vertical-align="auto" style:snap-to-layout-grid="true" style:writing-mode="lr-tb"/>
      <style:text-properties style:font-name="Liberation Serif" fo:font-size="8pt" fo:language="en" fo:country="US" style:font-size-asian="8pt" style:language-asian="zh" style:country-asian="CN" style:font-size-complex="10pt"/>
    </style:style>
    <style:style style:name="P8" style:family="paragraph" style:parent-style-name="Standard">
      <style:paragraph-properties fo:margin-left="0cm" fo:margin-right="0cm" fo:line-height="0.353cm" fo:text-align="justify" style:justify-single-word="false" fo:keep-together="auto" fo:orphans="0" fo:widows="0" fo:text-indent="0cm" style:auto-text-indent="false" fo:break-before="auto" fo:break-after="auto" fo:keep-with-next="auto" style:text-autospace="ideograph-alpha" style:punctuation-wrap="hanging" style:line-break="strict" style:vertical-align="auto" style:snap-to-layout-grid="true" style:writing-mode="lr-tb"/>
      <style:text-properties style:font-name="Liberation Serif"/>
    </style:style>
    <style:style style:name="P9" style:family="paragraph" style:parent-style-name="Standard" style:master-page-name="Standard">
      <style:paragraph-properties style:page-number="auto"/>
      <style:text-properties style:font-name="Liberation Serif" fo:font-size="16pt" fo:language="en" fo:country="US" style:font-size-asian="16pt" style:language-asian="zh" style:country-asian="CN" style:font-size-complex="20pt"/>
    </style:style>
    <style:style style:name="T1" style:family="text">
      <style:text-properties fo:font-size="8pt" fo:language="en" fo:country="US" style:font-size-asian="8pt" style:language-asian="zh" style:country-asian="CN" style:font-size-complex="10pt"/>
    </style:style>
    <style:style style:name="T2" style:family="text">
      <style:text-properties fo:language="en" fo:country="US" style:language-asian="zh" style:country-asian="CN"/>
    </style:style>
    <style:style style:name="T3" style:family="text">
      <style:text-properties fo:language="en" fo:country="US" style:language-asian="zh" style:country-asian="CN"/>
    </style:style>
    <style:style style:name="T4" style:family="text">
      <style:text-properties fo:language="en" fo:country="US" officeooo:rsid="0018f391" style:language-asian="zh" style:country-asian="CN"/>
    </style:style>
    <style:style style:name="T5" style:family="text">
      <style:text-properties style:use-window-font-color="true" fo:language="en" fo:country="US" style:text-underline-style="none" style:language-asian="zh" style:country-asian="CN"/>
    </style:style>
    <style:style style:name="T6" style:family="text">
      <style:text-properties fo:language="de" fo:country="DE" style:language-asian="zh" style:country-asian="CN"/>
    </style:style>
    <style:style style:name="T7" style:family="text">
      <style:text-properties officeooo:rsid="0018f391"/>
    </style:style>
    <style:style style:name="T8" style:family="text">
      <style:text-properties officeooo:rsid="001973a4"/>
    </style:style>
    <style:style style:name="T9" style:family="text">
      <style:text-properties officeooo:rsid="0019a35e"/>
    </style:style>
    <style:style style:name="T10" style:family="text">
      <style:text-properties style:font-name="Noto Sans CJK SC Regular" officeooo:rsid="0019a35e" style:font-name-asian="宋体" style:font-name-complex="Times New Roman"/>
    </style:style>
    <style:style style:name="T11" style:family="text">
      <style:text-properties officeooo:rsid="0019a35e" style:font-name-asian="宋体" style:font-name-complex="Times New Roman"/>
    </style:style>
    <style:style style:name="T12" style:family="text">
      <style:text-properties officeooo:rsid="001aac4d"/>
    </style:style>
    <style:style style:name="T13" style:family="text">
      <style:text-properties officeooo:rsid="001df34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Zhang, <text:span text:style-name="T12">Zijian</text:span></text:p>
      <table:table table:name="表格1" table:style-name="表格1">
        <table:table-column table:style-name="表格1.A"/>
        <table:table-row table:style-name="表格1.1">
          <table:table-cell table:style-name="表格1.A1" office:value-type="string">
            <text:p text:style-name="P1"/>
          </table:table-cell>
        </table:table-row>
      </table:table>
      <text:p text:style-name="P7">Address: Mendelssohn Str. 26c Zi-120, 30173 Hannover</text:p>
      <text:p text:style-name="P7">Tel: +49-157-3344-6323</text:p>
      <text:p text:style-name="P8"><text:span text:style-name="T1">E-mail: </text:span><text:span text:style-name="T5">zhangzijian0523@gmail.com</text:span></text:p>
      <text:p text:style-name="P2"/>
      <text:p text:style-name="P2"/>
      <text:p text:style-name="P3"><text:span text:style-name="T2">Dear Prof. </text:span><text:span text:style-name="T6">Avishek Anand</text:span><text:span text:style-name="T2">,</text:span></text:p>
      <text:p text:style-name="P4"/>
      <text:p text:style-name="P4">as a master student in Informatik of Leibniz Universität Hannover, I read your posting of opening doctor position on the web site of Lower Saxony Learning Lab with interest. My experience and interest<text:span text:style-name="T7">s</text:span> align well with the qualifications you are seeking. Especially the research experiences on machine learning and data science makes me suitable for the requirement of position. Also the experience of being a Hiwi Student, finishing my master thesis as well as the following research in the same territory of my master thesis solidified my ability. <text:span text:style-name="T7">This experience</text:span> <text:span text:style-name="T7">also </text:span>allows me communicating in English, working independent<text:span text:style-name="T7">ly</text:span> as well as being a good team player. Therefore it is certain that I would be a valuable addition to the L3S Research Center.</text:p>
      <text:p text:style-name="P4"/>
      <text:p text:style-name="P3"><text:span text:style-name="T2">With extensive experience of attending to competitions since my junior high school, I am adept in computer programming, algorithm design and analysis. Taking part in the contest named National Olympics of Information in Provinces (NOIP) in my senior high school, I was trained to be able to analyze real world </text:span><text:span text:style-name="T4">problems </text:span><text:span text:style-name="T2">and solve them with help of computer algorithms. During my Bachelor years, participation </text:span><text:span text:style-name="T4">to </text:span><text:span text:style-name="T2">the contest named National Undergraduate Students Electronic Design Contest Information Security Invitational enriched me </text:span><text:span text:style-name="T4">my </text:span><text:span text:style-name="T2">the knowledge on system as well as kernel programming </text:span><text:span text:style-name="T4">of</text:span><text:span text:style-name="T2"> GNU/Linux. Moreover, according to the education background in bachelor period, I have also qualified knowledge on linear algebra, stochastic process, signal analysis and processing, which </text:span><text:span text:style-name="T4">enhances</text:span><text:span text:style-name="T2"> the mathematical ability of mine. </text:span><text:span text:style-name="T4">As for the </text:span><text:span text:style-name="T2">time being a master student in LUH, I decided to follow the trend and pay</text:span><text:span text:style-name="T4">ed</text:span><text:span text:style-name="T2"> more attention on the data science as well as machine learning . The acceptable scores of data mining, data stream analysis </text:span><text:span text:style-name="T4">and so on </text:span><text:span text:style-name="T2">certificate my perspiration. During the same time, the Hiwi job in Institut Mess- und Reglung and L3S solidifies my ability of <text:s/>programming </text:span><text:span text:style-name="T4">and doing research</text:span><text:span text:style-name="T2">. </text:span><text:span text:style-name="T4">Recently</text:span><text:span text:style-name="T2"> the finishing <text:s/></text:span><text:span text:style-name="T4">of </text:span><text:span text:style-name="T2">my master thesis in L3S Research Center makes me learn more on machine learning, data science and fundamental knowledge on deep learning and ignited my interest on scientific research and on the topic of machine learning</text:span><text:span text:style-name="T2">.</text:span></text:p>
      <text:p text:style-name="P4"/>
      <text:p text:style-name="P4">It is a trend that the machine learning and deep learning algorithms are broadly leveraged in many territories, such as, recommendation and decision making support in commercial systems, network analysis in the social network and physical networks, video and audio processing so on and so forth. No need to mention the high-speed development of AI system such as autonomous vehicle and robotics. In one hand the <text:soft-page-break/>bright future of machine learning technique makes me eager to learn more <text:span text:style-name="T7">in</text:span> this territory and <text:span text:style-name="T7">study</text:span> <text:span text:style-name="T7">the </text:span>algorithms <text:span text:style-name="T7">as well as</text:span> their application scenarios. In the other hand the unpleasant fact of inefficient training of many, some of which are even well known, machine learning models call<text:span text:style-name="T8">s</text:span> for further optimization <text:span text:style-name="T8">and</text:span> <text:span text:style-name="T8">up-</text:span>scaling. That is why I chose <text:span text:style-name="T8">the </text:span>find<text:span text:style-name="T8">ing</text:span> <text:span text:style-name="T8">of</text:span> scalable approach of learning word representation as my master thesis, <text:span text:style-name="T8">as both</text:span> <text:span text:style-name="T8">a </text:span>summariz<text:span text:style-name="T8">ation</text:span> <text:span text:style-name="T8">of </text:span>my four years of leaning and <text:span text:style-name="T8">my initial trial of </text:span>making impact for the modern machine learning community. <text:span text:style-name="T8">Furthermore</text:span>, many deep learning approaches are right now still a black box to the model user, whether and how the modification of network structure, adjustment of hyper-parameters affect the training result of approach is even unknown <text:span text:style-name="T8">and requires inspection and exploration</text:span>. Therefore if I may have the honor to work as a doctoral student in L3S Research <text:span text:style-name="T13">Center</text:span>, one or all of them could be my central points of research. <text:span text:style-name="T8">I</text:span>n the first year I would like to open my eyes to the mathematical foundation needed in analysis and optimization of machine- and deep learning approaches, in the meanwhile to pursue the cutting-edge <text:span text:style-name="T8">evolution of them</text:span>. From the second year on I would like to focus on document and all the approaches presented in order to <text:span text:style-name="T8">build my </text:span>inherent organization. These are preparations for my main work on analysis and optimization of machine- and deep learning approaches. Lastly I would try my best to build my version of interpretation of modern machine learning algorithms based on the grateful works of predecessors.</text:p>
      <text:p text:style-name="P3"/>
      <text:p text:style-name="P4">In addition to my experience and personal qualities, I am extremely enthusiastic about learning new knowledges and digging into research problems. Furthermore the willing of communication as well as cooperation ability of mine can also be characterized, which was learned during my time of Hiwi job and the chairman of <text:s/>Association of <text:s/>Chinese Scholars and Students in Hannover.</text:p>
      <text:p text:style-name="P4"/>
      <text:p text:style-name="P5">Please review my attached r<text:span text:style-name="T11">é</text:span>sum<text:span text:style-name="T11">é</text:span> for additional details regarding my expertises and contest achievements. Your prompt reply will be highly appreciated.</text:p>
      <text:p text:style-name="P4"/>
      <text:p text:style-name="P4">Thank you for your time and consideration.</text:p>
      <text:p text:style-name="P4"/>
      <text:p text:style-name="P4"/>
      <text:p text:style-name="P5"/>
      <text:p text:style-name="P5"/>
      <text:p text:style-name="P4"/>
      <text:p text:style-name="P5">Best Regards,</text:p>
      <text:p text:style-name="P5">Zhang, Ziji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宋体" svg:font-family="宋体"/>
    <style:font-face style:name="Calibri" svg:font-family="Calibri" style:font-family-generic="swiss"/>
    <style:font-face style:name="Noto Sans CJK SC Regular" svg:font-family="'Noto Sans CJK SC Regular'" style:font-family-generic="swiss"/>
    <style:font-face style:name="Noto Sans CJK SC Regular2" svg:font-family="'Noto Sans CJK SC Regular'" style:font-pitch="variable"/>
    <style:font-face style:name="TeX Gyre Heros" svg:font-family="'TeX Gyre Hero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Noto Sans CJK SC Regular1"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1" style:font-size-asian="10.5pt" style:language-asian="zh" style:country-asian="CN" style:font-name-complex="Noto Sans CJK SC Regular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font-name-asian="Noto Sans CJK SC Regular1" style:font-size-asian="10.5pt" style:language-asian="zh" style:country-asian="CN" style:font-name-complex="Noto Sans CJK SC Regular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Calibri" fo:font-family="Calibri" style:font-family-generic="swiss" fo:font-size="10.5pt" fo:language="en" fo:country="US" style:letter-kerning="true" style:font-name-asian="宋体" style:font-family-asian="宋体" style:font-size-asian="10.5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Noto Sans CJK SC Regular2" style:font-family-asian="'Noto Sans CJK SC Regular'" style:font-pitch-asian="variable" style:font-size-asian="14pt" style:font-name-complex="Noto Sans CJK SC Regular2" style:font-family-complex="'Noto Sans CJK SC Regular'"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默认段落字体" style:family="text"/>
    <style:style style:name="Internet_20_link" style:display-name="Internet link" style:family="text" style:parent-style-name="默认段落字体">
      <style:text-properties fo:color="#0000ff"/>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sassin</meta:initial-creator>
    <meta:creation-date>2014-10-29T13:08:00</meta:creation-date>
    <dc:date>2018-02-25T19:29:55.203004458</dc:date>
    <meta:editing-cycles>8</meta:editing-cycles>
    <meta:editing-duration>PT29M46S</meta:editing-duration>
    <meta:generator>LibreOffice/5.4.5.1$Linux_X86_64 LibreOffice_project/40m0$Build-1</meta:generator>
    <meta:document-statistic meta:table-count="1" meta:image-count="0" meta:object-count="0" meta:page-count="2" meta:paragraph-count="13" meta:word-count="788" meta:character-count="4966" meta:non-whitespace-character-count="4187"/>
    <meta:user-defined meta:name="KSOProductBuildVer">2052-10.1.0.6135</meta:user-defined>
  </office:meta>
</office:document-meta>
</file>